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18000002099B36406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Andale Sans UI1" svg:font-family="'Andale Sans UI'" style:font-pitch="variable"/>
    <style:font-face style:name="Lucida Sans Unicode"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16.999cm" style:rel-column-width="65535*"/>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P3" style:family="paragraph" style:parent-style-name="Standard">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ext-properties style:font-name="Arial" fo:font-size="8pt" fo:language="en" fo:country="US" fo:font-style="normal" fo:font-weight="normal"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style:font-name="Arial" fo:font-size="8pt" fo:font-style="normal" style:font-size-asian="8pt" style:font-style-asian="normal" style:font-size-complex="8pt" style:font-style-complex="normal"/>
    </style:style>
    <style:style style:name="P6" style:family="paragraph" style:parent-style-name="Standard">
      <style:paragraph-properties fo:line-height="150%" fo:text-align="end" style:justify-single-word="false"/>
      <style:text-properties fo:color="#000000" style:font-name="Arial" fo:font-size="10pt" fo:font-style="normal" style:font-size-asian="10pt" style:font-style-asian="normal" style:font-size-complex="10pt" style:font-style-complex="normal"/>
    </style:style>
    <style:style style:name="P7" style:family="paragraph" style:parent-style-name="Standard">
      <style:paragraph-properties fo:line-height="150%" fo:text-align="start" style:justify-single-word="false"/>
      <style:text-properties fo:color="#000000" style:font-name="Arial" fo:font-size="10pt" fo:font-style="normal" style:font-size-asian="10pt" style:font-style-asian="normal" style:font-size-complex="10pt" style:font-style-complex="normal"/>
    </style:style>
    <style:style style:name="P8" style:family="paragraph" style:parent-style-name="Standard">
      <style:paragraph-properties fo:line-height="150%" fo:text-align="start" style:justify-single-word="false"/>
      <style:text-properties fo:color="#000000" style:font-name="Arial" fo:font-size="10pt" fo:font-style="normal" style:font-size-asian="10pt" style:font-style-asian="normal" style:font-size-complex="10pt" style:font-style-complex="normal"/>
    </style:style>
    <style:style style:name="P9" style:family="paragraph" style:parent-style-name="Standard">
      <style:paragraph-properties fo:line-height="150%" fo:text-align="start" style:justify-single-word="false"/>
      <style:text-properties fo:color="#000000" style:font-name="Arial" fo:font-size="14pt" fo:font-style="normal" style:font-size-asian="14pt" style:font-style-asian="normal" style:font-size-complex="14pt" style:font-style-complex="normal"/>
    </style:style>
    <style:style style:name="P10" style:family="paragraph" style:parent-style-name="Standard">
      <style:paragraph-properties fo:line-height="150%" fo:text-align="start" style:justify-single-word="false" fo:background-color="#cccccc">
        <style:background-image/>
      </style:paragraph-properties>
      <style:text-properties fo:color="#000000" style:font-name="Arial" fo:font-size="10pt" fo:font-style="normal" style:font-size-asian="10pt" style:font-style-asian="normal" style:font-size-complex="10pt" style:font-style-complex="normal"/>
    </style:style>
    <style:style style:name="P11" style:family="paragraph" style:parent-style-name="Table_20_Contents">
      <style:paragraph-properties fo:text-align="center" style:justify-single-word="false"/>
      <style:text-properties style:font-name="Arial" fo:font-size="10pt" style:font-size-asian="10pt" style:font-size-complex="10pt"/>
    </style:style>
    <style:style style:name="P12"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style:use-window-font-color="true" style:font-name="Arial" fo:font-size="6pt" fo:language="pt" fo:country="BR" style:letter-kerning="true" style:font-name-asian="Lucida Sans Unicode" style:font-size-asian="6pt" style:language-asian="zh" style:country-asian="CN" style:font-name-complex="Arial" style:font-size-complex="6pt" style:language-complex="hi" style:country-complex="IN"/>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svg:stroke-opacity="100%" draw:stroke-linejoin="round"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9"><text:span text:style-name="T1">Edital de Convocação para as eleições dos integrantes da Comissão de Ética de Enfermagem (CEEn) das Instituições de Saúde </text:span></text:p>
      <text:p text:style-name="P7">A Gerência de Enfermagem da Casa de Saúde São Sebastião do município de Florianópolis convoca todos os profissionais de Enfermagem (Enfermeiros(as), Técnicos(as) de Enfermagem) para participarem das eleições dos membros da Comissão de Ética de Enfermagem (CEEn) que será realizada nos dias 21/08/2019 e <text:s/>22/08/2019, no horário das 07:00 às19:00.</text:p>
      <text:p text:style-name="P7"><text:s/>Das inscrições dos candidatos para comporem a CEEn:</text:p>
      <text:p text:style-name="P7"><text:s/>a) Os candidatos interessados deverão inscrever-se, individualmente, com a Comissão Eleitoral, até dez dias antes das eleições, por nível de formação (Enfermeiros(as) e Técnicos(as) de Enfermagem), sem a formação de chapas. </text:p>
      <text:p text:style-name="P7">b) Para se inscrever, os candidatos deverão atender os critérios estabelecidos no Regimento Interno da Comissão de Ética (CEEn) da Instituição, dispostos no art. 8º, incisos I a IV.</text:p>
      <text:p text:style-name="P7">c) Cada nível profissional vota nos candidatos do seu respectivo nível. </text:p>
      <text:p text:style-name="P7">d) A eleição será válida, se o número de votantes, por nível profissional, for, no mínimo, a metade mais um do total de profissionais existentes na Instituição. Caso contrário, deverá ser feita nova eleição naquele nível que não atingiu o percentual indicado. </text:p>
      <text:p text:style-name="P7">e) A Gerência de Enfermagem e os membros da Comissão Eleitoral não podem ser candidatos às eleições. a Comissão Eleitoral A Comissão Eleitoral é composta pelos seguintes profi ssionais: </text:p>
      <table:table table:name="Tabela1" table:style-name="Tabela1">
        <table:table-column table:style-name="Tabela1.A"/>
        <table:table-row>
          <table:table-cell table:style-name="Tabela1.A1" office:value-type="string">
            <text:p text:style-name="P10"><text:s/>Nomes <text:s text:c="55"/>Nº Inscrição no Coren/SC </text:p>
          </table:table-cell>
        </table:table-row>
        <table:table-row>
          <table:table-cell table:style-name="Tabela1.A2" office:value-type="string">
            <text:p text:style-name="P7">01. Evelise Elvira de Sousa da Silva <text:s text:c="22"/>Coren SC <text:s/>885656</text:p>
          </table:table-cell>
        </table:table-row>
        <table:table-row>
          <table:table-cell table:style-name="Tabela1.A2" office:value-type="string">
            <text:p text:style-name="P7">02. Fernanda Marli <text:s text:c="49"/>Coren SC <text:s/>220096</text:p>
          </table:table-cell>
        </table:table-row>
        <table:table-row>
          <table:table-cell table:style-name="Tabela1.A2" office:value-type="string">
            <text:p text:style-name="P7">03. Andrieli Pereira <text:s text:c="49"/>Coren SC <text:s/>438509</text:p>
          </table:table-cell>
        </table:table-row>
      </table:table>
      <text:p text:style-name="P7">A Comissão Eleitoral conduzirá os trabalhos de divulgação, organização, realização do pleito, apuração, divulgação dos resultados e o seu encaminhamento à Gerência de Enfermagem. </text:p>
      <text:p text:style-name="P7">Dos resultados A Direção/Gerência de Enfermagem ou Órgão Equivalente proclamará os resultados no Edital de Proclamação dos Resultados das Eleições no prazo de 24 horas. Em 15 dias, a contar da data do pleito, a Direção/Gerência de Enfermagem encaminhará a cópia do Edital de Proclamação dos Resultados ao Coren/SC, indicando: a) o total de eleitores por nível profissional; b) o nome de todos os candidatos eleitos por nível profissional, acompanhado do número do Coren/SC e o respectivo número de votos, bem como o número de votos nulos e/ou em branco, e os nomes dos membros efetivos da Comissão eleita e seus respectivos suplentes. </text:p>
      <text:p text:style-name="P7"><text:tab/><text:tab/><text:tab/>Florianópolis, 05 de julho de 2019</text:p>
      <text:p text:style-name="P7"><text:s/><text:tab/><text:tab/><text:tab/> Fabiana Nogueira Momberg</text:p>
      <text:p text:style-name="P7"><text:tab/><text:tab/>Gerente de Enfermagem - Coren/SC nº 7736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Andale Sans UI1" svg:font-family="'Andale Sans UI'" style:font-pitch="variable"/>
    <style:font-face style:name="Lucida Sans Unicode" svg:font-family="'Lucida Sans Unicode'"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size="10pt" style:font-size-asian="10pt"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 style:family="table">
      <style:table-properties style:width="16.999cm" table:align="margins"/>
    </style:style>
    <style:style style:name="Tabela2.A" style:family="table-column">
      <style:table-column-properties style:column-width="4.528cm" style:rel-column-width="17454*"/>
    </style:style>
    <style:style style:name="Tabela2.B" style:family="table-column">
      <style:table-column-properties style:column-width="12.471cm" style:rel-column-width="48081*"/>
    </style:style>
    <style:style style:name="Tabela2.A1" style:family="table-cell">
      <style:table-cell-properties fo:background-color="transparent" fo:padding="0.097cm" fo:border="none">
        <style:background-image/>
      </style:table-cell-properties>
    </style:style>
    <style:style style:name="MP1" style:family="paragraph" style:parent-style-name="Table_20_Contents">
      <style:paragraph-properties fo:text-align="center" style:justify-single-word="false"/>
      <style:text-properties style:font-name="Arial" fo:font-size="10pt" style:font-size-asian="10pt" style:font-size-complex="10pt"/>
    </style:style>
    <style:style style:name="MP2" style:family="paragraph">
      <style:paragraph-properties fo:text-align="center" style:writing-mode="lr-tb"/>
    </style:style>
    <style:style style:name="MP3" style:family="paragraph" style:parent-style-name="Standard">
      <style:paragraph-properties fo:text-align="center" style:justify-single-word="false"/>
      <style:text-properties style:font-name="Arial" fo:font-size="10pt" fo:font-style="normal" style:font-size-asian="10pt" style:font-style-asian="normal" style:font-size-complex="10pt" style:font-style-complex="normal"/>
    </style:style>
    <style:style style:name="MP4" style:family="paragraph" style:parent-style-name="Standard">
      <style:paragraph-properties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MP5" style:family="paragraph" style:parent-style-name="Standard">
      <style:paragraph-properties fo:text-align="center" style:justify-single-word="false"/>
      <style:text-properties style:font-name="Arial" fo:font-size="8pt" fo:language="en" fo:country="US" fo:font-style="normal" fo:font-weight="normal" style:font-size-asian="8pt" style:font-style-asian="normal" style:font-weight-asian="normal" style:font-size-complex="8pt" style:font-style-complex="normal" style:font-weight-complex="normal"/>
    </style:style>
    <style:style style:name="MP6" style:family="paragraph" style:parent-style-name="Standard">
      <style:paragraph-properties fo:text-align="center" style:justify-single-word="false"/>
      <style:text-properties style:font-name="Arial" fo:font-size="8pt" fo:font-style="normal" style:font-size-asian="8pt" style:font-style-asian="normal" style:font-size-complex="8pt" style:font-style-complex="normal"/>
    </style:style>
    <style:style style:name="MT1" style:family="text">
      <style:text-properties style:use-window-font-color="true" style:font-name="Arial" fo:font-size="6pt" fo:language="pt" fo:country="BR" style:letter-kerning="true" style:font-name-asian="Lucida Sans Unicode" style:font-size-asian="6pt" style:language-asian="zh" style:country-asian="CN" style:font-name-complex="Arial" style:font-size-complex="6pt" style:language-complex="hi" style:country-complex="IN"/>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svg:stroke-opacity="100%" draw:stroke-linejoin="round" draw:fill="none" draw:fill-color="#ffffff" draw:textarea-horizontal-align="justify" draw:textarea-vertical-align="top" draw:auto-grow-height="false" draw:auto-grow-width="false" fo:padding-top="0cm" fo:padding-bottom="0cm" fo:padding-left="0cm" fo:padding-right="0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1.41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381cm" fo:margin-left="0cm" fo:margin-right="0cm" fo:margin-bottom="0.499cm"/>
      </style:header-style>
      <style:footer-style>
        <style:header-footer-properties svg:height="1.799cm" fo:margin-left="0cm" fo:margin-right="0cm" fo:margin-top="0.499cm"/>
      </style:footer-style>
    </style:page-layout>
  </office:automatic-styles>
  <office:master-styles>
    <style:master-page style:name="Standard" style:page-layout-name="Mpm1">
      <style:header>
        <table:table table:name="Tabela2" table:style-name="Tabela2">
          <table:table-column table:style-name="Tabela2.A"/>
          <table:table-column table:style-name="Tabela2.B"/>
          <table:table-row>
            <table:table-cell table:style-name="Tabela2.A1" office:value-type="string">
              <text:p text:style-name="MP1"/>
              <text:p text:style-name="MP1"/>
              <text:p text:style-name="MP1"/>
              <text:p text:style-name="MP1"/>
              <text:p text:style-name="MP1"/>
              <text:p text:style-name="MP1"><draw:frame draw:style-name="Mfr1" draw:name="figura1" text:anchor-type="paragraph" svg:x="0.159cm" svg:y="-2.044cm" svg:width="2.635cm" svg:height="1.628cm" draw:z-index="0"><draw:image xlink:href="Pictures/1000000000000318000002099B36406F.jpg" xlink:type="simple" xlink:show="embed" xlink:actuate="onLoad"/></draw:frame><draw:frame text:anchor-type="char" draw:z-index="1" draw:style-name="Mgr1" draw:text-style-name="MP2" svg:width="3.07cm" svg:height="0.768cm" svg:x="13.243cm" svg:y="-1.715cm"><draw:text-box><text:p text:style-name="MP2"><text:span text:style-name="MT1">Dr. Ernani Lange de S. Thiago</text:span></text:p><text:p text:style-name="MP2"><text:span text:style-name="MT1">Diretor Técnico</text:span></text:p><text:p text:style-name="MP2"><text:span text:style-name="MT1">CRM 819/RQE 4149</text:span></text:p></draw:text-box></draw:frame></text:p>
            </table:table-cell>
            <table:table-cell table:style-name="Tabela2.A1" office:value-type="string">
              <text:p text:style-name="MP3"/>
            </table:table-cell>
          </table:table-row>
        </table:table>
        <text:p text:style-name="Standard"/>
        <text:p text:style-name="Standard"/>
      </style:header>
      <style:footer>
        <text:p text:style-name="MP4">______________________________________________________________________________________</text:p>
        <text:p text:style-name="MP5">Largo São Sebastião, nº 72 - Centro</text:p>
        <text:p text:style-name="MP6">Florianópolis/SC <text:s text:c="3"/>CEP 88015-560 <text:s text:c="3"/>Fone: (48) 3221-1000</text:p>
        <text:p text:style-name="MP6">www.cssaosebastiao.com.b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3M49S</meta:editing-duration>
    <meta:editing-cycles>17</meta:editing-cycles>
    <meta:generator>OpenOffice/4.1.2$Win32 OpenOffice.org_project/412m3$Build-9782</meta:generator>
    <dc:date>2019-07-05T10:27:30.26</dc:date>
    <meta:document-statistic meta:table-count="2" meta:image-count="1" meta:object-count="0" meta:page-count="1" meta:paragraph-count="21" meta:word-count="404" meta:character-count="2902"/>
    <meta:user-defined meta:name="Info 1"/>
    <meta:user-defined meta:name="Info 2"/>
    <meta:user-defined meta:name="Info 3"/>
    <meta:user-defined meta:name="Info 4"/>
  </office:meta>
</office:document-meta>
</file>